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GB" officeooo:rsid="000111a7" officeooo:paragraph-rsid="000111a7"/>
    </style:style>
    <style:style style:name="P2" style:family="paragraph" style:parent-style-name="Standard">
      <style:paragraph-properties fo:text-align="start" style:justify-single-word="false"/>
      <style:text-properties fo:language="en" fo:country="GB" officeooo:rsid="00028602" officeooo:paragraph-rsid="00028602"/>
    </style:style>
    <style:style style:name="P3" style:family="paragraph" style:parent-style-name="Standard">
      <style:paragraph-properties fo:text-align="center" style:justify-single-word="false"/>
      <style:text-properties fo:font-size="24pt" fo:font-style="italic" fo:font-weight="bold" officeooo:rsid="000111a7" officeooo:paragraph-rsid="000111a7" style:font-size-asian="24pt" style:font-style-asian="italic" style:font-weight-asian="bold" style:font-size-complex="2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l" fo:country="GR" officeooo:rsid="000111a7" officeooo:paragraph-rsid="000111a7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0a0a90" officeooo:paragraph-rsid="000a0a90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0b3576" officeooo:paragraph-rsid="000b3576"/>
    </style:style>
    <style:style style:name="P7" style:family="paragraph" style:parent-style-name="Standard">
      <style:paragraph-properties fo:text-align="start" style:justify-single-word="false"/>
      <style:text-properties fo:language="el" fo:country="GR" officeooo:rsid="00028602" officeooo:paragraph-rsid="00028602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0b3576" officeooo:paragraph-rsid="000b3576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03dd9a" officeooo:paragraph-rsid="0003dd9a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028602" officeooo:paragraph-rsid="00028602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53409" officeooo:paragraph-rsid="00153409"/>
    </style:style>
    <style:style style:name="P12" style:family="paragraph" style:parent-style-name="Standard" style:list-style-name="L1">
      <style:paragraph-properties fo:text-align="start" style:justify-single-word="false"/>
      <style:text-properties fo:language="el" fo:country="GR" officeooo:rsid="000111a7" officeooo:paragraph-rsid="000111a7"/>
    </style:style>
    <style:style style:name="P13" style:family="paragraph" style:parent-style-name="Standard" style:list-style-name="L2">
      <style:paragraph-properties fo:text-align="start" style:justify-single-word="false"/>
      <style:text-properties fo:language="el" fo:country="GR" officeooo:rsid="00028602" officeooo:paragraph-rsid="00028602"/>
    </style:style>
    <style:style style:name="P14" style:family="paragraph" style:parent-style-name="Standard" style:list-style-name="L5">
      <style:paragraph-properties fo:text-align="start" style:justify-single-word="false"/>
      <style:text-properties fo:language="el" fo:country="GR" officeooo:rsid="00028602" officeooo:paragraph-rsid="00028602"/>
    </style:style>
    <style:style style:name="P15" style:family="paragraph" style:parent-style-name="Standard" style:list-style-name="L9">
      <style:paragraph-properties fo:text-align="start" style:justify-single-word="false"/>
      <style:text-properties fo:language="el" fo:country="GR" officeooo:rsid="00028602" officeooo:paragraph-rsid="00102f7f"/>
    </style:style>
    <style:style style:name="P16" style:family="paragraph" style:parent-style-name="Standard" style:list-style-name="L5">
      <style:paragraph-properties fo:text-align="start" style:justify-single-word="false"/>
      <style:text-properties fo:language="el" fo:country="GR" officeooo:rsid="0003dd9a" officeooo:paragraph-rsid="0003dd9a"/>
    </style:style>
    <style:style style:name="P17" style:family="paragraph" style:parent-style-name="Standard" style:list-style-name="L6">
      <style:paragraph-properties fo:text-align="start" style:justify-single-word="false"/>
      <style:text-properties fo:language="el" fo:country="GR" officeooo:rsid="0003dd9a" officeooo:paragraph-rsid="0003dd9a"/>
    </style:style>
    <style:style style:name="P18" style:family="paragraph" style:parent-style-name="Standard" style:list-style-name="L7">
      <style:paragraph-properties fo:text-align="start" style:justify-single-word="false"/>
      <style:text-properties fo:language="el" fo:country="GR" officeooo:rsid="0003dd9a" officeooo:paragraph-rsid="0003dd9a"/>
    </style:style>
    <style:style style:name="P19" style:family="paragraph" style:parent-style-name="Standard" style:list-style-name="L8">
      <style:paragraph-properties fo:text-align="start" style:justify-single-word="false"/>
      <style:text-properties fo:language="el" fo:country="GR" officeooo:rsid="0003dd9a" officeooo:paragraph-rsid="0003dd9a"/>
    </style:style>
    <style:style style:name="P20" style:family="paragraph" style:parent-style-name="Standard" style:list-style-name="L9">
      <style:paragraph-properties fo:text-align="start" style:justify-single-word="false"/>
      <style:text-properties fo:language="el" fo:country="GR" officeooo:rsid="000a0a90" officeooo:paragraph-rsid="000a0a90"/>
    </style:style>
    <style:style style:name="P21" style:family="paragraph" style:parent-style-name="Standard" style:list-style-name="L10">
      <style:paragraph-properties fo:text-align="start" style:justify-single-word="false"/>
      <style:text-properties fo:language="el" fo:country="GR" officeooo:rsid="000b3576" officeooo:paragraph-rsid="000b3576"/>
    </style:style>
    <style:style style:name="P22" style:family="paragraph" style:parent-style-name="Standard" style:list-style-name="L11">
      <style:paragraph-properties fo:text-align="start" style:justify-single-word="false"/>
      <style:text-properties fo:language="el" fo:country="GR" officeooo:rsid="000b3576" officeooo:paragraph-rsid="000b3576"/>
    </style:style>
    <style:style style:name="P23" style:family="paragraph" style:parent-style-name="Standard" style:list-style-name="L12">
      <style:paragraph-properties fo:text-align="start" style:justify-single-word="false"/>
      <style:text-properties fo:language="el" fo:country="GR" officeooo:rsid="000b3576" officeooo:paragraph-rsid="000b3576"/>
    </style:style>
    <style:style style:name="P24" style:family="paragraph" style:parent-style-name="Standard" style:list-style-name="L13">
      <style:paragraph-properties fo:text-align="start" style:justify-single-word="false"/>
      <style:text-properties fo:language="el" fo:country="GR" officeooo:rsid="000b3576" officeooo:paragraph-rsid="000b3576"/>
    </style:style>
    <style:style style:name="P25" style:family="paragraph" style:parent-style-name="Standard" style:list-style-name="L11">
      <style:paragraph-properties fo:text-align="start" style:justify-single-word="false"/>
      <style:text-properties fo:language="el" fo:country="GR" officeooo:rsid="0011dc16" officeooo:paragraph-rsid="0011dc16"/>
    </style:style>
    <style:style style:name="P26" style:family="paragraph" style:parent-style-name="Standard" style:list-style-name="L14">
      <style:paragraph-properties fo:text-align="start" style:justify-single-word="false"/>
      <style:text-properties fo:language="el" fo:country="GR" officeooo:rsid="000d085c" officeooo:paragraph-rsid="000d085c"/>
    </style:style>
    <style:style style:name="P27" style:family="paragraph" style:parent-style-name="Standard" style:list-style-name="L14">
      <style:paragraph-properties fo:text-align="start" style:justify-single-word="false"/>
      <style:text-properties fo:language="el" fo:country="GR" officeooo:rsid="0016c7c2" officeooo:paragraph-rsid="0016c7c2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028602"/>
    </style:style>
    <style:style style:name="P29" style:family="paragraph" style:parent-style-name="Standard" style:list-style-name="L8">
      <style:paragraph-properties fo:text-align="start" style:justify-single-word="false"/>
      <style:text-properties officeooo:paragraph-rsid="0003dd9a"/>
    </style:style>
    <style:style style:name="P30" style:family="paragraph" style:parent-style-name="Standard" style:list-style-name="L4">
      <style:paragraph-properties fo:text-align="start" style:justify-single-word="false"/>
      <style:text-properties fo:language="en" fo:country="GB" officeooo:rsid="00028602" officeooo:paragraph-rsid="00028602"/>
    </style:style>
    <style:style style:name="P31" style:family="paragraph" style:parent-style-name="Standard" style:list-style-name="L8">
      <style:paragraph-properties fo:text-align="start" style:justify-single-word="false"/>
      <style:text-properties officeooo:rsid="000a0a90" officeooo:paragraph-rsid="000a0a90"/>
    </style:style>
    <style:style style:name="P32" style:family="paragraph" style:parent-style-name="Standard" style:list-style-name="L14">
      <style:paragraph-properties fo:text-align="start" style:justify-single-word="false"/>
      <style:text-properties fo:language="en" fo:country="US" officeooo:rsid="000d085c" officeooo:paragraph-rsid="000d085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8602"/>
    </style:style>
    <style:style style:name="T3" style:family="text">
      <style:text-properties fo:language="en" fo:country="US" officeooo:rsid="0003dd9a"/>
    </style:style>
    <style:style style:name="T4" style:family="text">
      <style:text-properties fo:language="en" fo:country="US" officeooo:rsid="00102f7f"/>
    </style:style>
    <style:style style:name="T5" style:family="text">
      <style:text-properties fo:language="en" fo:country="US" officeooo:rsid="0011dc16"/>
    </style:style>
    <style:style style:name="T6" style:family="text">
      <style:text-properties fo:language="en" fo:country="US" officeooo:rsid="0012627a"/>
    </style:style>
    <style:style style:name="T7" style:family="text">
      <style:text-properties fo:language="en" fo:country="US" officeooo:rsid="00129aa6"/>
    </style:style>
    <style:style style:name="T8" style:family="text">
      <style:text-properties fo:language="en" fo:country="GB"/>
    </style:style>
    <style:style style:name="T9" style:family="text">
      <style:text-properties fo:language="el" fo:country="GR"/>
    </style:style>
    <style:style style:name="T10" style:family="text">
      <style:text-properties fo:language="el" fo:country="GR" officeooo:rsid="00028602"/>
    </style:style>
    <style:style style:name="T11" style:family="text">
      <style:text-properties fo:language="el" fo:country="GR" officeooo:rsid="0003dd9a"/>
    </style:style>
    <style:style style:name="T12" style:family="text">
      <style:text-properties fo:language="el" fo:country="GR" officeooo:rsid="00086059"/>
    </style:style>
    <style:style style:name="T13" style:family="text">
      <style:text-properties fo:language="el" fo:country="GR" officeooo:rsid="000a0a90"/>
    </style:style>
    <style:style style:name="T14" style:family="text">
      <style:text-properties fo:language="el" fo:country="GR" officeooo:rsid="00102f7f"/>
    </style:style>
    <style:style style:name="T15" style:family="text">
      <style:text-properties fo:language="el" fo:country="GR" officeooo:rsid="00129aa6"/>
    </style:style>
    <style:style style:name="T16" style:family="text">
      <style:text-properties officeooo:rsid="00028602"/>
    </style:style>
    <style:style style:name="T17" style:family="text">
      <style:text-properties officeooo:rsid="000a0a90"/>
    </style:style>
    <style:style style:name="T18" style:family="text">
      <style:text-properties officeooo:rsid="000b3576"/>
    </style:style>
    <style:style style:name="T19" style:family="text">
      <style:text-properties officeooo:rsid="00102f7f"/>
    </style:style>
    <style:style style:name="T20" style:family="text">
      <style:text-properties officeooo:rsid="0011dc16"/>
    </style:style>
    <style:style style:name="T21" style:family="text">
      <style:text-properties officeooo:rsid="0012627a"/>
    </style:style>
    <style:style style:name="T22" style:family="text">
      <style:text-properties officeooo:rsid="00129aa6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Video Club</text:p>
      <text:p text:style-name="P1"/>
      <text:p text:style-name="P1"/>
      <text:p text:style-name="P4">Για το <text:span text:style-name="T1">project </text:span>που μας ζητήθηκε στο μάθημα Τεχνολογίες Βάσεων Δεδομένων, το υλοποίησα με JavaFX<text:span text:style-name="T1"> </text:span>και <text:span text:style-name="T1">PostgreSQL.</text:span></text:p>
      <text:p text:style-name="P4">Ονομάζεται <text:span text:style-name="T1">Video Club, παρόλα</text:span> αυτά δεν υλοποιεί ακόμα την έννοια του <text:span text:style-name="T1">Video Club, </text:span>μιας και σκέφτηκα να το αναπτύξω και άλλο.</text:p>
      <text:p text:style-name="P4">Στην τωρινή φάση θα αναλύσω τις δυνατότητες που έχει η εφαρμογή στην <text:span text:style-name="T1">Version </text:span>όπου είναι.</text:p>
      <text:p text:style-name="P4"/>
      <text:p text:style-name="P4"/>
      <text:p text:style-name="P4"/>
      <text:list xml:id="list20518133" text:style-name="L1">
        <text:list-item>
          <text:p text:style-name="P12"><text:span text:style-name="T19">Μόλις</text:span> μπεις στην <text:span text:style-name="T19">εφαρμογή</text:span> σου <text:span text:style-name="T19">βγάζει</text:span> το <text:span text:style-name="T1">Login View </text:span><text:span text:style-name="T4">ώστε</text:span> να <text:span text:style-name="T19">κάνεις</text:span> <text:span text:style-name="T1">login </text:span>στο <text:span text:style-name="T1">app.</text:span></text:p>
          <text:p text:style-name="P12"><text:span text:style-name="T19">Γίνονται</text:span> <text:span text:style-name="T19">όλοι</text:span> οι <text:span text:style-name="T19">κατάλληλοι</text:span> <text:span text:style-name="T19">έλεγχοι</text:span> για τ<text:span text:style-name="T16">ο </text:span><text:span text:style-name="T2">login:</text:span></text:p>
        </text:list-item>
      </text:list>
      <text:list xml:id="list2695789932" text:style-name="L2">
        <text:list-item>
          <text:p text:style-name="P13">Να <text:span text:style-name="T19">συμπληρωθούν</text:span> και τα δυο <text:span text:style-name="T19">πεδία.</text:span></text:p>
        </text:list-item>
        <text:list-item>
          <text:p text:style-name="P13">Να <text:span text:style-name="T19">είναι</text:span> <text:span text:style-name="T19">σωστά</text:span> τα <text:span text:style-name="T19">στοιχειά.</text:span></text:p>
          <text:p text:style-name="P13">Και <text:span text:style-name="T19">μετά</text:span> <text:span text:style-name="T19">ανοίγει</text:span> το <text:span text:style-name="T1">Menu.</text:span></text:p>
        </text:list-item>
      </text:list>
      <text:p text:style-name="P2"><text:tab/><text:span text:style-name="T19">Βεβαία</text:span><text:span text:style-name="T9"> </text:span><text:span text:style-name="T14">έχεις</text:span><text:span text:style-name="T9"> την </text:span><text:span text:style-name="T14">επιλογή</text:span><text:span text:style-name="T9"> </text:span><text:span text:style-name="T14">κάτω</text:span><text:span text:style-name="T9"> </text:span><text:span text:style-name="T14">κάτω</text:span><text:span text:style-name="T9"> να </text:span><text:span text:style-name="T14">φτιάξεις</text:span><text:span text:style-name="T9"> </text:span><text:span text:style-name="T14">λογαριασμό</text:span><text:span text:style-name="T9"> σε </text:span><text:span text:style-name="T14">περίπτωση</text:span><text:span text:style-name="T9"> που δεν </text:span><text:span text:style-name="T14">έχεις.</text:span></text:p>
      <text:p text:style-name="P7"/>
      <text:list xml:id="list1864797138" text:style-name="L3">
        <text:list-item>
          <text:p text:style-name="P28"><text:span text:style-name="T14">Μόλις</text:span><text:span text:style-name="T10"> </text:span><text:span text:style-name="T14">πατήσεις</text:span><text:span text:style-name="T10"> να </text:span><text:span text:style-name="T14">φτιάξεις</text:span><text:span text:style-name="T10"> </text:span><text:span text:style-name="T14">λογαριασμό</text:span><text:span text:style-name="T10"> σου </text:span><text:span text:style-name="T14">ανοίγει</text:span><text:span text:style-name="T10"> το </text:span><text:span text:style-name="T2">SignIn View </text:span><text:span text:style-name="T4">οπού</text:span><text:span text:style-name="T10"> σε </text:span><text:span text:style-name="T14">λέει</text:span><text:span text:style-name="T10"> να </text:span><text:span text:style-name="T14">επιλέξεις</text:span><text:span text:style-name="T10"> </text:span><text:span text:style-name="T2">Admin or User (</text:span><text:span text:style-name="T4">Βεβαία</text:span><text:span text:style-name="T10"> </text:span><text:span text:style-name="T14">υπό</text:span><text:span text:style-name="T10"> </text:span><text:span text:style-name="T14">κανονικές</text:span><text:span text:style-name="T10"> </text:span><text:span text:style-name="T14">συνθήκες</text:span><text:span text:style-name="T10"> δεν </text:span><text:span text:style-name="T14">γίνετε</text:span><text:span text:style-name="T10"> </text:span><text:span text:style-name="T14">κάποιος</text:span><text:span text:style-name="T10"> </text:span><text:span text:style-name="T2">Admin </text:span><text:span text:style-name="T4">έτσι</text:span><text:span text:style-name="T10"> </text:span><text:span text:style-name="T14">άλλα</text:span><text:span text:style-name="T10"> </text:span><text:span text:style-name="T14">διάλεξα</text:span><text:span text:style-name="T10"> </text:span><text:span text:style-name="T14">αυτή</text:span><text:span text:style-name="T10"> την </text:span><text:span text:style-name="T14">υλοποίηση</text:span><text:span text:style-name="T10"> για την </text:span><text:span text:style-name="T14">πρακτικότητα</text:span><text:span text:style-name="T10"> της </text:span><text:span text:style-name="T14">εφαρμογής</text:span><text:span text:style-name="T10">)</text:span></text:p>
        </text:list-item>
      </text:list>
      <text:list xml:id="list1790510346" text:style-name="L4">
        <text:list-header>
          <text:p text:style-name="P30"><text:span text:style-name="T14">Γίνονται</text:span><text:span text:style-name="T9"> </text:span><text:span text:style-name="T14">όλοι</text:span><text:span text:style-name="T9"> οι </text:span><text:span text:style-name="T14">κατάλληλοι</text:span><text:span text:style-name="T9"> </text:span><text:span text:style-name="T14">έλεγχοι</text:span><text:span text:style-name="T9"> για το </text:span><text:span text:style-name="T1">Sign In:</text:span></text:p>
        </text:list-header>
      </text:list>
      <text:list xml:id="list1613963056" text:style-name="L5">
        <text:list-item>
          <text:p text:style-name="P14">Να <text:span text:style-name="T19">συμπληρωθούν</text:span> και τα δυο <text:span text:style-name="T19">πεδία.</text:span></text:p>
        </text:list-item>
        <text:list-item>
          <text:p text:style-name="P14">Να <text:span text:style-name="T19">ταιριάζουν</text:span> και οι δυο <text:span text:style-name="T19">κωδικοί.</text:span></text:p>
        </text:list-item>
        <text:list-item>
          <text:p text:style-name="P14">Να μην <text:span text:style-name="T19">υπάρχει</text:span> <text:span text:style-name="T19">χρήστης</text:span> με το <text:span text:style-name="T19">ίδιο</text:span> <text:span text:style-name="T19">όνομα.</text:span></text:p>
        </text:list-item>
        <text:list-item>
          <text:p text:style-name="P14">Να <text:span text:style-name="T19">έχεις</text:span> <text:span text:style-name="T19">πατήσει</text:span> του <text:span text:style-name="T19">κουτάκι</text:span> για <text:span text:style-name="T19">αποδοχή.</text:span></text:p>
        </text:list-item>
        <text:list-item>
          <text:p text:style-name="P14">Το <text:span text:style-name="T19">τύπος</text:span> <text:span text:style-name="T19">χρήστη</text:span> <text:span text:style-name="T19">είναι</text:span> σαν <text:span text:style-name="T1">default </text:span>το <text:span text:style-name="T1">user.</text:span></text:p>
          <text:p text:style-name="P16">Αν <text:span text:style-name="T19">όλα</text:span> <text:span text:style-name="T19">είναι</text:span> <text:span text:style-name="T19">εντάξει</text:span>, <text:span text:style-name="T19">δημιουργείται</text:span> ο <text:span text:style-name="T19">λογαριασμός</text:span> και <text:span text:style-name="T19">κλείνει</text:span> το <text:span text:style-name="T19">παράθυρο</text:span> και <text:span text:style-name="T19">μένει</text:span> το <text:span text:style-name="T1">Login View.</text:span></text:p>
        </text:list-item>
      </text:list>
      <text:p text:style-name="P9"><text:tab/></text:p>
      <text:list xml:id="list2908186158" text:style-name="L6">
        <text:list-item>
          <text:p text:style-name="P17">Στο <text:span text:style-name="T1">Menu </text:span><text:span text:style-name="T4">έχεις</text:span> τις <text:span text:style-name="T19">εξής</text:span> <text:span text:style-name="T19">επιλογές</text:span>:</text:p>
        </text:list-item>
      </text:list>
      <text:list xml:id="list225595409" text:style-name="L7">
        <text:list-item>
          <text:p text:style-name="P18">Να <text:span text:style-name="T19">αναζητήσεις</text:span> <text:span text:style-name="T19">ταινίες</text:span> <text:span text:style-name="T19">συμφωνά</text:span> με 5 <text:span text:style-name="T19">πεδία</text:span> και <text:span text:style-name="T19">οποίον</text:span> δ<text:span text:style-name="T19">ι</text:span>ποτε <text:span text:style-name="T19">συνδυασμό</text:span> τους (25 <text:span text:style-name="T19">περίπτωσης</text:span>) και <text:span text:style-name="T19">πατώντας</text:span> <text:span text:style-name="T1">search </text:span>να σου <text:span text:style-name="T19">βγάλει</text:span> τις <text:span text:style-name="T19">ταινίες</text:span> που <text:span text:style-name="T19">βρεθήκαν.</text:span></text:p>
        </text:list-item>
        <text:list-item>
          <text:p text:style-name="P18">Να <text:span text:style-name="T19">πατήσεις</text:span> το <text:span text:style-name="T1">User </text:span><text:span text:style-name="T4">ώστε</text:span> να δεις <text:s/>το <text:span text:style-name="T1">profile </text:span>σου.</text:p>
        </text:list-item>
        <text:list-item>
          <text:p text:style-name="P18">Αν <text:span text:style-name="T19">είσαι</text:span> <text:span text:style-name="T1">Admin </text:span>θα σου <text:span text:style-name="T19">βγάλει</text:span> <text:span text:style-name="T19">ένα</text:span> <text:span text:style-name="T1">button </text:span><text:span text:style-name="T8">“</text:span><text:span text:style-name="T1">Add Movie” </text:span>για να <text:span text:style-name="T19">προσθέσεις</text:span> <text:span text:style-name="T19">ταινίες.</text:span></text:p>
        </text:list-item>
      </text:list>
      <text:list xml:id="list2081646281" text:style-name="L8">
        <text:list-header>
          <text:p text:style-name="P19"/>
        </text:list-header>
        <text:list-item>
          <text:p text:style-name="P29"><text:span text:style-name="T11"><text:s text:c="2"/>Στο </text:span><text:span text:style-name="T3">Add Movie View</text:span><text:span text:style-name="T11"> </text:span><text:span text:style-name="T14">έχεις</text:span><text:span text:style-name="T12"> να </text:span><text:span text:style-name="T14">βάλεις</text:span><text:span text:style-name="T12"> </text:span><text:span text:style-name="T13">τα </text:span><text:span text:style-name="T14">πέντε</text:span><text:span text:style-name="T13"> </text:span><text:span text:style-name="T14">πεδία</text:span><text:span text:style-name="T13"> για την </text:span><text:span text:style-name="T14">κάθε</text:span><text:span text:style-name="T13"> </text:span><text:span text:style-name="T14">ταινία.</text:span></text:p>
          <text:p text:style-name="P31"><text:span text:style-name="T14">Γίνονται</text:span><text:span text:style-name="T9"> </text:span><text:span text:style-name="T14">όλοι</text:span><text:span text:style-name="T9"> οι </text:span><text:span text:style-name="T14">κατάλληλοι</text:span><text:span text:style-name="T9"> </text:span><text:span text:style-name="T14">έλεγχοι</text:span><text:span text:style-name="T9"> για το </text:span><text:span text:style-name="T1">Add Movie:</text:span></text:p>
        </text:list-item>
      </text:list>
      <text:list xml:id="list1541039885" text:style-name="L9">
        <text:list-item>
          <text:p text:style-name="P15"><text:span text:style-name="T1">Να συμπληρωθουν </text:span><text:span text:style-name="T4">όλα</text:span><text:span text:style-name="T17"> τα</text:span><text:span text:style-name="T1"> </text:span><text:span text:style-name="T18">πεδία</text:span><text:span text:style-name="T1">.</text:span></text:p>
        </text:list-item>
        <text:list-item>
          <text:p text:style-name="P20">Να <text:span text:style-name="T18">μην υπάρχει ίδια ταινία και με τα 5 πεδία.</text:span></text:p>
        </text:list-item>
      </text:list>
      <text:p text:style-name="P5"><text:tab/></text:p>
      <text:list xml:id="list1003853990" text:style-name="L10">
        <text:list-item>
          <text:p text:style-name="P21">Στο <text:span text:style-name="T1">User View β</text:span>λ<text:span text:style-name="T19">έ</text:span>πεις το <text:span text:style-name="T1">Username </text:span>και το <text:span text:style-name="T1">Type_User </text:span>και μας <text:span text:style-name="T19">δίνει</text:span> την <text:span text:style-name="T19">δυνατότητα</text:span> για:</text:p>
        </text:list-item>
      </text:list>
      <text:list xml:id="list2183886714" text:style-name="L11">
        <text:list-item>
          <text:p text:style-name="P22">Να <text:span text:style-name="T19">κάνεις</text:span> <text:span text:style-name="T1">Reset Password.</text:span></text:p>
        </text:list-item>
        <text:list-item>
          <text:p text:style-name="P22">Αν <text:span text:style-name="T19">είσαι</text:span> <text:span text:style-name="T1">Admin </text:span>θα σου <text:span text:style-name="T19">βγάλει</text:span> <text:span text:style-name="T19">ένα</text:span> <text:span text:style-name="T1">button “Logs” </text:span><text:span text:style-name="T4">οπού</text:span> <text:span text:style-name="T19">εκεί</text:span> <text:span text:style-name="T19">βλέπεις</text:span> τα <text:span text:style-name="T1">logs </text:span><text:span text:style-name="T4">από</text:span> τα (<text:span text:style-name="T1">Update/Insert/Delete) </text:span>των <text:span text:style-name="T1">User.</text:span></text:p>
        </text:list-item>
        <text:list-item>
          <text:p text:style-name="P25">Να σβήσεις τον λογαριασμό πατώντας τον <text:span text:style-name="T1">Rubbish bin </text:span>και μετά να πατήσεις <text:s/><text:span text:style-name="T1">Yes </text:span>στο πλαίσιο που θα βγάλει και θα σε βγάλει από την εφαρμογή.</text:p>
        </text:list-item>
      </text:list>
      <text:p text:style-name="P8"/>
      <text:p text:style-name="P8"><text:soft-page-break/></text:p>
      <text:p text:style-name="P8"/>
      <text:list xml:id="list555947159" text:style-name="L12">
        <text:list-item>
          <text:p text:style-name="P23">Στο <text:span text:style-name="T1">Reset Password View </text:span><text:span text:style-name="T4">πρέπει</text:span> να <text:span text:style-name="T19">συμπληρώσεις</text:span> δυο <text:span text:style-name="T19">φόρες</text:span> τον <text:span text:style-name="T19">ίδιο</text:span> <text:span text:style-name="T19">κωδικό</text:span> <text:span text:style-name="T19">ώστε</text:span> να <text:span text:style-name="T19">πατήσεις</text:span> το <text:span text:style-name="T19">κουμπί</text:span> και να <text:span text:style-name="T19">αλλάξει</text:span>, σε <text:span text:style-name="T19">περίπτωση</text:span> που δεν <text:span text:style-name="T19">ταιριάζουν</text:span> <text:span text:style-name="T19">υπάρχει</text:span> <text:span text:style-name="T19">έλεγχος.</text:span></text:p>
        </text:list-item>
      </text:list>
      <text:p text:style-name="P6"/>
      <text:p text:style-name="P6"/>
      <text:list xml:id="list1521910065" text:style-name="L13">
        <text:list-item>
          <text:p text:style-name="P24">Στο <text:span text:style-name="T1">Logs View </text:span><text:span text:style-name="T4">άπλα</text:span> <text:span text:style-name="T19">έχεις</text:span> μια <text:span text:style-name="T19">λίστα</text:span> που <text:span text:style-name="T19">βλέπεις</text:span> <text:span text:style-name="T19">όλα</text:span> τα <text:span text:style-name="T1">Logs </text:span><text:span text:style-name="T4">αυτόματα</text:span> <text:span text:style-name="T19">κάθε</text:span> <text:span text:style-name="T19">φορά</text:span> που <text:span text:style-name="T19">μπαίνεις</text:span> <text:span text:style-name="T19">μέσα.</text:span></text:p>
        </text:list-item>
      </text:list>
      <text:p text:style-name="P6"/>
      <text:p text:style-name="P6"/>
      <text:p text:style-name="P6">Για <text:span text:style-name="T20">όλους</text:span> τους <text:span text:style-name="T20">έλεγχους</text:span> που <text:span text:style-name="T20">μίλησα</text:span> <text:span text:style-name="T20">παραπάνω</text:span>, <text:span text:style-name="T20">εμφανίζονται</text:span> και τα <text:span text:style-name="T20">κατάλληλα</text:span> <text:span text:style-name="T20">μηνύματα</text:span> στα <text:span text:style-name="T1">Label </text:span>των <text:span text:style-name="T20">παράθυρων</text:span> <text:span text:style-name="T20">κάτω</text:span> <text:span text:style-name="T20">κάτω.</text:span></text:p>
      <text:p text:style-name="P6"/>
      <text:p text:style-name="P6"><text:span text:style-name="T20">Όλα</text:span> τα <text:span text:style-name="T1">View </text:span><text:span text:style-name="T5">έχουν</text:span> η <text:span text:style-name="T1">Back </text:span>που <text:span text:style-name="T20">άπλα</text:span> <text:span text:style-name="T20">κλίνη</text:span> το <text:span text:style-name="T20">παράθυρο</text:span> και <text:span text:style-name="T20">αφήνει</text:span> το <text:span text:style-name="T20">από</text:span> <text:span text:style-name="T20">πίσω</text:span> η <text:span text:style-name="T20">ένα</text:span> <text:span text:style-name="T1">X </text:span><text:span text:style-name="T5">δεξιά</text:span> <text:span text:style-name="T20">πάνω</text:span> που <text:span text:style-name="T20">κλείνει</text:span> το <text:span text:style-name="T20">παράθυρο</text:span> <text:span text:style-name="T20">εκτός</text:span> <text:span text:style-name="T20">από</text:span> το <text:span text:style-name="T1">Main </text:span>και το <text:span text:style-name="T1">Login </text:span>που σε <text:span text:style-name="T20">βγάζει</text:span> <text:span text:style-name="T20">ένα</text:span> <text:span text:style-name="T1">View </text:span>για να <text:span text:style-name="T20">κλείσεις</text:span> το <text:span text:style-name="T20">πρόγραμμα.</text:span></text:p>
      <text:p text:style-name="P6"/>
      <text:p text:style-name="P6"><text:span text:style-name="T20">Επίσης</text:span> για τα <text:span text:style-name="T1">Logs </text:span><text:span text:style-name="T6">δημιουργήθηκε</text:span> το <text:span text:style-name="T21">κατάλληλο</text:span> <text:span text:style-name="T1">Trigger </text:span>και <text:span text:style-name="T1">Function </text:span><text:span text:style-name="T6">ώστε</text:span> να <text:span text:style-name="T21">τρέχουν.</text:span></text:p>
      <text:p text:style-name="P6"/>
      <text:p text:style-name="P6"><text:span text:style-name="T21">Επίσης</text:span> <text:span text:style-name="T21">έχει</text:span> <text:span text:style-name="T21">επιπλέον</text:span> <text:span text:style-name="T1">Log File </text:span><text:span text:style-name="T6">μέσα</text:span> στο <text:span text:style-name="T8">app <text:s/></text:span>που <text:span text:style-name="T21">καταγράφει</text:span> <text:span text:style-name="T21">όλα</text:span> τα <text:span text:style-name="T21">σφάλματα</text:span> <text:span text:style-name="T21">από</text:span> την <text:span text:style-name="T1">SQL </text:span>μιας και <text:span text:style-name="T21">όλα</text:span> <text:span text:style-name="T21">μπήκαν</text:span> σε <text:span text:style-name="T1">Try-Catch.</text:span></text:p>
      <text:p text:style-name="P6"/>
      <text:p text:style-name="P6">Τα <text:span text:style-name="T1">Query </text:span><text:span text:style-name="T7">όλα</text:span> <text:span text:style-name="T22">είναι</text:span> <text:span text:style-name="T22">δυναμικά</text:span>, <text:span text:style-name="T22">όχι</text:span> με το <text:span text:style-name="T22">ερωτηματικό</text:span> <text:span text:style-name="T22">άλλα</text:span> με το να <text:span text:style-name="T22">μπαίνει</text:span> <text:span text:style-name="T22">αυτόματα</text:span> η <text:span text:style-name="T22">μεταβλητή</text:span> <text:span text:style-name="T22">από</text:span> τον <text:span text:style-name="T22">χρήστη</text:span> <text:span text:style-name="T22">εκείνη</text:span> την <text:span text:style-name="T22">ώρα που πληκτρολογεί</text:span>, <text:span text:style-name="T22">άρα</text:span> <text:span text:style-name="T22">όλα</text:span> τα <text:span text:style-name="T1">query </text:span><text:span text:style-name="T7">δημιουργούνται</text:span> και <text:span text:style-name="T22">εκτελούνται</text:span> <text:span text:style-name="T22">εκείνη</text:span> την <text:span text:style-name="T22">ώρα.</text:span></text:p>
      <text:p text:style-name="P6"/>
      <text:p text:style-name="P6">Ο <text:span text:style-name="T22">σχεδιασμός</text:span> <text:span text:style-name="T22">έγινε</text:span> με την <text:span text:style-name="T22">λογική</text:span> <text:span text:style-name="T22">ότι</text:span> το <text:span text:style-name="T22">κάθε</text:span> <text:span text:style-name="T1">View </text:span><text:span text:style-name="T7">έχει</text:span> τον <text:span text:style-name="T22">δικό</text:span> του <text:span text:style-name="T1">Controller </text:span><text:span text:style-name="T7">όπως</text:span> και το <text:span text:style-name="T1">Info </text:span>για το <text:span text:style-name="T1">Conncetion </text:span>να <text:span text:style-name="T22">είναι</text:span> σε <text:span text:style-name="T22">διαφορετικό</text:span> <text:span text:style-name="T22">αρχείο.</text:span> <text:span text:style-name="T22">Ώστε</text:span> να <text:span text:style-name="T22">είναι</text:span> ποιο συντηρισημο και τα <text:span text:style-name="T22">κομμάτια</text:span> του να <text:span text:style-name="T22">είναι</text:span> <text:span text:style-name="T22">όσο</text:span> <text:span text:style-name="T22">γίνετε</text:span> <text:span text:style-name="T22">ανεξάρτητα</text:span> το <text:span text:style-name="T22">ένα</text:span> <text:span text:style-name="T22">από</text:span> το <text:span text:style-name="T22">άλλο.</text:span></text:p>
      <text:p text:style-name="P6"/>
      <text:p text:style-name="P11">=========================================================================</text:p>
      <text:list xml:id="list4253495995" text:style-name="L14">
        <text:list-header>
          <text:p text:style-name="P26">Στο <text:span text:style-name="T22">επόμενο</text:span> <text:span text:style-name="T1">Version </text:span><text:span text:style-name="T7">αυτά</text:span> που θα <text:span text:style-name="T22">ήθελα</text:span> να <text:span text:style-name="T22">συμπληρώσω</text:span> <text:span text:style-name="T22">είναι</text:span>:</text:p>
        </text:list-header>
        <text:list-item>
          <text:p text:style-name="P32">Edit Movie.</text:p>
        </text:list-item>
        <text:list-item>
          <text:p text:style-name="P32">Delete Movie.</text:p>
        </text:list-item>
        <text:list-item>
          <text:p text:style-name="P32">Logs <text:span text:style-name="T9">και για τα </text:span>Movies <text:span text:style-name="T9">και </text:span><text:span text:style-name="T15">όχι</text:span><text:span text:style-name="T9"> </text:span><text:span text:style-name="T15">μόνο</text:span><text:span text:style-name="T9"> για τους </text:span>User <text:span text:style-name="T9">και </text:span><text:span text:style-name="T15">όταν</text:span><text:span text:style-name="T9"> </text:span><text:span text:style-name="T15">πατάς</text:span><text:span text:style-name="T9"> </text:span>Log <text:span text:style-name="T9">να σε </text:span><text:span text:style-name="T15">βάζει</text:span><text:span text:style-name="T9"> να </text:span><text:span text:style-name="T15">διαλέγεις</text:span><text:span text:style-name="T9"> τι </text:span><text:span text:style-name="T15">θέλεις</text:span><text:span text:style-name="T9"> να δεις.</text:span></text:p>
        </text:list-item>
        <text:list-item>
          <text:p text:style-name="P32"><text:span text:style-name="T15">Ένα</text:span><text:span text:style-name="T9"> ποιο </text:span><text:span text:style-name="T15">ολοκληρωμένο</text:span><text:span text:style-name="T9"> </text:span>Profile.</text:p>
        </text:list-item>
        <text:list-item>
          <text:p text:style-name="P26"><text:span text:style-name="T22">Ένα</text:span> <text:span text:style-name="T22">σύστημα</text:span> <text:span text:style-name="T1">Reservation </text:span>για να <text:span text:style-name="T22">νοικιάζεις</text:span> <text:span text:style-name="T22">ταινίες</text:span> <text:span text:style-name="T22">μόλις</text:span> <text:span text:style-name="T22">κάνεις</text:span> <text:span text:style-name="T1">Search </text:span>αν <text:span text:style-name="T22">επιθυμείς.</text:span></text:p>
        </text:list-item>
        <text:list-item>
          <text:p text:style-name="P27">Να κάνω το <text:span text:style-name="T1">Category </text:span>και τα <text:span text:style-name="T1">Releases_Date διαφορετικούς</text:span> πινάκες και να αλλάξω τα <text:span text:style-name="T1">Query.</text:span></text:p>
        </text:list-item>
      </text:list>
      <text:p text:style-name="P6"/>
      <text:p text:style-name="P6"/>
      <text:p text:style-name="P10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5-27T19:33:11.201000000</dc:date>
    <meta:editing-duration>PT17M37S</meta:editing-duration>
    <meta:editing-cycles>9</meta:editing-cycles>
    <meta:document-statistic meta:table-count="0" meta:image-count="0" meta:object-count="0" meta:page-count="2" meta:paragraph-count="50" meta:word-count="684" meta:character-count="3829" meta:non-whitespace-character-count="3215"/>
  </office:meta>
</office:document-meta>
</file>